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4400004D0E000039C24BA7724E.svm" manifest:media-type=""/>
  <manifest:file-entry manifest:full-path="Pictures/10000000000002BC000001F41FFBAA80.bmp" manifest:media-type=""/>
  <manifest:file-entry manifest:full-path="Pictures/2000004800004D0E000039C228821F86.svm" manifest:media-type=""/>
  <manifest:file-entry manifest:full-path="Pictures/10000201000001B2000001B40FBF07F1.png" manifest:media-type="image/png"/>
  <manifest:file-entry manifest:full-path="Pictures/1000000000000230000001A489038E59.bmp" manifest:media-type=""/>
  <manifest:file-entry manifest:full-path="Pictures/10000201000002480000008C0AC73A0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b4c36" officeooo:paragraph-rsid="001b4c36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break-before="page"/>
    </style:style>
    <style:style style:name="T1" style:family="text">
      <style:text-properties officeooo:rsid="001e3680"/>
    </style:style>
    <style:style style:name="T2" style:family="text">
      <style:text-properties officeooo:rsid="001e0f9e"/>
    </style:style>
    <style:style style:name="T3" style:family="text">
      <style:text-properties officeooo:rsid="0021601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15.453cm" svg:height="3.704cm" draw:z-index="0"><draw:image xlink:href="Pictures/10000201000002480000008C0AC73A0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2" text:anchor-type="paragraph" svg:width="11.485cm" svg:height="11.538cm" draw:z-index="1"><draw:image xlink:href="Pictures/10000201000001B2000001B40FBF07F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3"><draw:frame draw:style-name="fr2" draw:name="Bild3" text:anchor-type="paragraph" svg:width="15.49cm" svg:height="11.61cm" draw:z-index="2"><draw:image xlink:href="Pictures/2000004800004D0E000039C228821F86.svm" xlink:type="simple" xlink:show="embed" xlink:actuate="onLoad"/></draw:frame><draw:frame draw:style-name="fr3" draw:name="Bild4" text:anchor-type="paragraph" svg:x="0.647cm" svg:y="11.76cm" svg:width="15.757cm" svg:height="11.809cm" draw:z-index="3"><draw:image xlink:href="Pictures/2000004400004D0E000039C24BA7724E.svm" xlink:type="simple" xlink:show="embed" xlink:actuate="onLoad"/></draw:frame></text:p>
      <text:p text:style-name="Standard"/>
      <text:p text:style-name="P3"><draw:frame draw:style-name="fr3" draw:name="Bild5" text:anchor-type="paragraph" svg:x="0cm" svg:y="0.064cm" svg:width="17cm" svg:height="12.143cm" draw:z-index="4"><draw:image xlink:href="Pictures/10000000000002BC000001F41FFBAA80.bmp" xlink:type="simple" xlink:show="embed" xlink:actuate="onLoad"/></draw:frame><draw:frame draw:style-name="fr3" draw:name="Bild6" text:anchor-type="paragraph" svg:x="0.827cm" svg:y="12.501cm" svg:width="14.817cm" svg:height="11.113cm" draw:z-index="5"><draw:image xlink:href="Pictures/1000000000000230000001A489038E59.bmp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b4c36" officeooo:paragraph-rsid="001b4c36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16018"/>
    </style:style>
    <style:style style:name="MT2" style:family="text">
      <style:text-properties officeooo:rsid="001e0f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ochpass – Simulation Time: 10 – <text:span text:style-name="MT1">Fixed</text:span> Steps - <text:span text:style-name="MT2">Training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Knabbe</meta:initial-creator>
    <meta:creation-date>2016-04-18T19:06:41.892000000</meta:creation-date>
    <dc:date>2016-04-19T16:26:26.313000000</dc:date>
    <dc:creator>Wolfgang Knabbe</dc:creator>
    <meta:editing-duration>PT50M15S</meta:editing-duration>
    <meta:editing-cycles>11</meta:editing-cycles>
    <meta:generator>LibreOffice/4.4.7.2$Windows_x86 LibreOffice_project/f3153a8b245191196a4b6b9abd1d0da16eead600</meta:generator>
    <meta:document-statistic meta:table-count="0" meta:image-count="6" meta:object-count="0" meta:page-count="3" meta:paragraph-count="2" meta:word-count="9" meta:character-count="56" meta:non-whitespace-character-count="47"/>
  </office:meta>
</office:document-meta>
</file>